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73c99" officeooo:paragraph-rsid="00173c99"/>
    </style:style>
    <style:style style:name="P2" style:family="paragraph" style:parent-style-name="Standard">
      <style:paragraph-properties fo:line-height="200%" fo:text-align="center" style:justify-single-word="false"/>
      <style:text-properties officeooo:rsid="00173c99" officeooo:paragraph-rsid="00173c99"/>
    </style:style>
    <style:style style:name="P3" style:family="paragraph" style:parent-style-name="Standard">
      <style:paragraph-properties fo:line-height="200%" fo:text-align="start" style:justify-single-word="false"/>
      <style:text-properties officeooo:rsid="00173c99" officeooo:paragraph-rsid="00173c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Meyer</text:p>
      <text:p text:style-name="P1">CSE 520</text:p>
      <text:p text:style-name="P1">Tong Yu</text:p>
      <text:p text:style-name="P1"/>
      <text:p text:style-name="P2">CSE 520 Project Abstract</text:p>
      <text:p text:style-name="P3"><text:tab/>For my project for this course I plan to continue working on my 3D Adjacency Maze Project from CSE 420. <text:s/>I plan to add user input allowing the user to now guide the player object through the maze instead of an animation showing a solution path. <text:s/>My primary concern when adding player input is how to handle collisions between the player and the maze wall and maze barriers. <text:s/>I also plan to add textures and shadows to the maze environment with the possibility of reflections as well. <text:s/>I am hoping this will lead to a more realized and realistic maze. <text:s/>The textures will provide a more “realistic” feel and the shadows will make objects within the scene appear to be “grounded” and not “floating” within the world space. <text:s/>My goal for this project is to expand my knowledge and experience of OpenGL to include GLSL as we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2:01:11.201128564</meta:creation-date>
    <dc:date>2019-01-23T12:08:09.973392042</dc:date>
    <meta:editing-duration>PT6M59S</meta:editing-duration>
    <meta:editing-cycles>1</meta:editing-cycles>
    <meta:generator>LibreOffice/6.0.6.2$Linux_X86_64 LibreOffice_project/00$Build-2</meta:generator>
    <meta:document-statistic meta:table-count="0" meta:image-count="0" meta:object-count="0" meta:page-count="1" meta:paragraph-count="5" meta:word-count="157" meta:character-count="872" meta:non-whitespace-character-count="713"/>
  </office:meta>
</office:document-meta>
</file>